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ans-serif"/>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ing_20_1">
      <style:paragraph-properties fo:margin-left="0cm" fo:margin-right="0cm" fo:margin-top="0cm" fo:margin-bottom="0.529cm" style:contextual-spacing="false" fo:orphans="2" fo:widows="2" fo:text-indent="0cm" style:auto-text-indent="false" fo:padding-left="0cm" fo:padding-right="0cm" fo:padding-top="0cm" fo:padding-bottom="0.265cm" fo:border-left="none" fo:border-right="none" fo:border-top="none" fo:border-bottom="0.74pt solid #2e8b57"/>
      <style:text-properties fo:font-variant="normal" fo:text-transform="none" fo:color="#2e8b57" loext:opacity="100%" style:font-name="Arial" fo:letter-spacing="normal" fo:font-style="normal" fo:font-weight="normal"/>
    </style:style>
    <style:style style:name="P2" style:family="paragraph" style:parent-style-name="Heading_20_2">
      <style:paragraph-properties fo:margin-left="0cm" fo:margin-right="0cm" fo:margin-top="0.794cm" fo:margin-bottom="0.529cm" style:contextual-spacing="false" fo:text-indent="0cm" style:auto-text-indent="false" fo:padding-left="0cm" fo:padding-right="0cm" fo:padding-top="0cm" fo:padding-bottom="0.132cm" fo:border-left="none" fo:border-right="none" fo:border-top="none" fo:border-bottom="0.06pt solid #dddddd"/>
      <style:text-properties fo:color="#2e8b57" loext:opacity="100%"/>
    </style:style>
    <style:style style:name="P3" style:family="paragraph" style:parent-style-name="Text_20_body">
      <style:paragraph-properties fo:margin-left="0cm" fo:margin-right="0cm" fo:text-align="justify" style:justify-single-word="false" fo:text-indent="0cm" style:auto-text-indent="false"/>
    </style:style>
    <style:style style:name="P4" style:family="paragraph" style:parent-style-name="Heading_20_3">
      <style:paragraph-properties fo:margin-left="0cm" fo:margin-right="0cm" fo:margin-top="0.661cm" fo:margin-bottom="0.247cm" style:contextual-spacing="false" fo:text-indent="0cm" style:auto-text-indent="false" fo:padding-left="0cm" fo:padding-right="0cm" fo:padding-top="0cm" fo:padding-bottom="0.132cm" fo:border-left="none" fo:border-right="none" fo:border-top="none" fo:border-bottom="0.06pt dashed #dddddd"/>
    </style:style>
    <style:style style:name="P5" style:family="paragraph" style:parent-style-name="Preformatted_20_Text">
      <loext:graphic-properties draw:fill="solid" draw:fill-color="#f0fff0" draw:opacity="100%"/>
      <style:paragraph-properties fo:margin-left="0cm" fo:margin-right="0cm" fo:margin-top="0.265cm" fo:margin-bottom="0.247cm" style:contextual-spacing="false" fo:text-indent="0cm" style:auto-text-indent="false" fo:background-color="#f0fff0" fo:padding="0cm" fo:border="none"/>
    </style:style>
    <style:style style:name="P6" style:family="paragraph" style:parent-style-name="Preformatted_20_Text">
      <loext:graphic-properties draw:fill="solid" draw:fill-color="#f0fff0" draw:opacity="100%"/>
      <style:paragraph-properties fo:margin-top="0.265cm" fo:margin-bottom="0.247cm" style:contextual-spacing="false" fo:background-color="#f0fff0" fo:padding="0cm" fo:border="none"/>
    </style:style>
    <style:style style:name="T1" style:family="text">
      <style:text-properties fo:color="#333333" loext:opacity="100%" fo:font-family="'Courier New', Courier, monospace" fo:background-color="transparent" loext:char-shading-value="0"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O que é um Array? 🎓</text:h>
      <text:h text:style-name="P2" text:outline-level="2">Definição Geral</text:h>
      <text:p text:style-name="P3">Arrays (também conhecidos como vetores ou listas) em algoritmos são estruturas de dados que permitem armazenar coleções de elementos em uma única variável. Eles são usados para organizar dados de forma eficiente e acessar elementos com base em índices numéricos. Na maioria das linguagens, um array tem tamanho fixo e os elementos são acessados através de índices, começando geralmente em 0. Isso significa que o primeiro elemento está no índice 0, o segundo no índice 1, e assim por diante.</text:p>
      <text:p text:style-name="P3">Os arrays são amplamente usados em algoritmos para armazenar dados relacionados, como uma lista de números, nomes de alunos ou notas de testes.</text:p>
      <text:h text:style-name="P2" text:outline-level="2">Características dos Arrays em JavaScript</text:h>
      <text:p text:style-name="P3">Em JavaScript, um array é uma coleção ordenada de elementos que podem ser de diferentes tipos de dados. Os arrays em JavaScript são bastante flexíveis e têm algumas características distintas em comparação com arrays em outras linguagens de programação.</text:p>
      <text:h text:style-name="P4" text:outline-level="3">Tipagem Dinâmica</text:h>
      <text:p text:style-name="P3">Em JavaScript, os arrays podem conter elementos de diferentes tipos de dados, como números, strings, objetos e até mesmo outras funções, no mesmo array. Essa flexibilidade é incomum em linguagens fortemente tipadas.</text:p>
      <text:p text:style-name="P5"><text:span text:style-name="Source_20_Text"><text:span text:style-name="T1">let dados_mistos = [10, "Olá, Mundo!", true, { nome: "João" }];</text:span></text:span></text:p>
      <text:p text:style-name="P6"><text:span text:style-name="Source_20_Text"><text:span text:style-name="T1">console.log(dados_mistos);</text:span></text:span></text:p>
      <text:h text:style-name="P4" text:outline-level="3">Tamanho Dinâmico</text:h>
      <text:p text:style-name="P3">Os arrays em JavaScript não têm um tamanho fixo. Você pode adicionar ou remover elementos a qualquer momento, o que os torna dinâmicos , diferente de muitas linguagens em que os arrays têm um tamanho fixo e requerem realocação de memória para mudar seu tamanho.</text:p>
      <text:h text:style-name="P4" text:outline-level="3">Índices Baseados em Zero</text:h>
      <text:p text:style-name="P3">Os elementos em um array são organizados de acordo com seus índices, que são valores inteiros não negativos, começando em 0. O primeiro elemento sempre estará no índice 0, o segundo no índice 1, e assim por diante.</text:p>
      <text:h text:style-name="P2" text:outline-level="2"><text:soft-page-break/>Conclusão</text:h>
      <text:p text:style-name="P3">Em resumo, os arrays em JavaScript são estruturas de dados versáteis e dinâmicas, adequadas para uma ampla gama de situações de programação. Sua flexibilidade e facilidade de uso os tornam distintos, mas também exigem cuidados para garantir a integridade dos dados, devido à tipagem dinâmica e às peculiaridades de índice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ans-serif"/>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28T20:15:04.932344300</meta:creation-date>
    <dc:date>2026-04-28T20:15:38.354462400</dc:date>
    <meta:editing-duration>PT35S</meta:editing-duration>
    <meta:editing-cycles>1</meta:editing-cycles>
    <meta:document-statistic meta:table-count="0" meta:image-count="0" meta:object-count="0" meta:page-count="2" meta:paragraph-count="16" meta:word-count="341" meta:character-count="2127" meta:non-whitespace-character-count="1802"/>
    <meta:generator>LibreOffice/25.8.5.2$Windows_X86_64 LibreOffice_project/9c8b85f387cc00a89945a79c9e6239f32e450ac2</meta:generator>
  </office:meta>
</office:document-meta>
</file>